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7.013cm" fo:margin-left="0cm" table:align="left"/>
    </style:style>
    <style:style style:name="Tableau10.A" style:family="table-column">
      <style:table-column-properties style:column-width="2.223cm"/>
    </style:style>
    <style:style style:name="Tableau10.B" style:family="table-column">
      <style:table-column-properties style:column-width="1.614cm"/>
    </style:style>
    <style:style style:name="Tableau10.C" style:family="table-column">
      <style:table-column-properties style:column-width="13.176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693cm"/>
    </style:style>
    <style:style style:name="Tableau2.B" style:family="table-column">
      <style:table-column-properties style:column-width="15.31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693cm"/>
    </style:style>
    <style:style style:name="Tableau4.B" style:family="table-column">
      <style:table-column-properties style:column-width="15.319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778cm"/>
    </style:style>
    <style:style style:name="Tableau1.B" style:family="table-column">
      <style:table-column-properties style:column-width="1.931cm"/>
    </style:style>
    <style:style style:name="Tableau1.C" style:family="table-column">
      <style:table-column-properties style:column-width="12.30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2.672cm"/>
    </style:style>
    <style:style style:name="Tableau11.B" style:family="table-column">
      <style:table-column-properties style:column-width="2.023cm"/>
    </style:style>
    <style:style style:name="Tableau11.C" style:family="table-column">
      <style:table-column-properties style:column-width="12.317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5.662cm"/>
    </style:style>
    <style:style style:name="Tableau13.B" style:family="table-column">
      <style:table-column-properties style:column-width="2.699cm"/>
    </style:style>
    <style:style style:name="Tableau13.C" style:family="table-column">
      <style:table-column-properties style:column-width="8.652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2.223cm"/>
    </style:style>
    <style:style style:name="Tableau5.B" style:family="table-column">
      <style:table-column-properties style:column-width="1.614cm"/>
    </style:style>
    <style:style style:name="Tableau5.C" style:family="table-column">
      <style:table-column-properties style:column-width="13.176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00" style:shadow="none"/>
    </style:style>
    <style:style style:name="P2" style:family="paragraph" style:parent-style-name="Footer">
      <style:paragraph-properties fo:padding="0.049cm" fo:border-left="none" fo:border-right="none" fo:border-top="0.06pt solid #000000" fo:border-bottom="none" style:shadow="non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imes New Roman"/>
    </style:style>
    <style:style style:name="P5" style:family="paragraph" style:parent-style-name="Standard">
      <style:text-properties style:font-name="Times New Roman" fo:font-style="normal" style:font-style-asian="normal" style:font-style-complex="normal"/>
    </style:style>
    <style:style style:name="P6" style:family="paragraph" style:parent-style-name="Standard">
      <style:paragraph-properties fo:text-align="center" style:justify-single-word="false"/>
      <style:text-properties style:font-name="Times New Roman" fo:font-style="italic" style:font-style-asian="italic" style:font-style-complex="italic"/>
    </style:style>
    <style:style style:name="P7" style:family="paragraph" style:parent-style-name="Standard">
      <style:paragraph-properties fo:margin-top="0.494cm" fo:margin-bottom="0.494cm" fo:text-align="center" style:justify-single-word="false"/>
      <style:text-properties style:font-name="Times New Roman" fo:font-weight="bold" style:font-name-asian="Times New Roman" style:language-asian="en" style:country-asian="GB" style:font-weight-asian="bold" style:font-size-complex="12pt" style:font-weight-complex="bold"/>
    </style:style>
    <style:style style:name="P8" style:family="paragraph" style:parent-style-name="Standard">
      <style:paragraph-properties fo:margin-top="0.494cm" fo:margin-bottom="0.494cm" fo:text-align="center" style:justify-single-word="false"/>
      <style:text-properties style:font-name="Times New Roman" fo:font-size="14pt" fo:font-style="italic" fo:font-weight="normal" style:font-name-asian="Times New Roman" style:font-size-asian="14pt" style:language-asian="en" style:country-asian="GB" style:font-style-asian="italic" style:font-weight-asian="normal" style:font-size-complex="14pt" style:font-style-complex="italic" style:font-weight-complex="normal"/>
    </style:style>
    <style:style style:name="P9" style:family="paragraph" style:parent-style-name="Standard">
      <style:paragraph-properties fo:margin-top="0.494cm" fo:margin-bottom="0.494cm" fo:text-align="center"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10" style:family="paragraph" style:parent-style-name="Standard">
      <style:paragraph-properties fo:margin-top="0.494cm" fo:margin-bottom="0.494cm" fo:text-align="center" style:justify-single-word="false"/>
      <style:text-properties style:font-name="Times New Roman" fo:font-size="20pt" fo:font-weight="normal" style:font-size-asian="20pt" style:font-weight-asian="normal" style:font-size-complex="20pt" style:font-weight-complex="normal"/>
    </style:style>
    <style:style style:name="P11" style:family="paragraph" style:parent-style-name="Standard">
      <style:paragraph-properties fo:break-before="page"/>
      <style:text-properties style:font-name="Times New Roman" fo:font-style="normal" style:font-style-asian="normal" style:font-style-complex="normal"/>
    </style:style>
    <style:style style:name="P12" style:family="paragraph" style:parent-style-name="Table_20_Contents">
      <style:paragraph-properties fo:text-align="center" style:justify-single-word="false"/>
    </style:style>
    <style:style style:name="P13" style:family="paragraph" style:parent-style-name="Text_20_body">
      <style:text-properties style:font-name="Times New Roman"/>
    </style:style>
    <style:style style:name="P14" style:family="paragraph" style:parent-style-name="Text_20_body">
      <style:paragraph-properties fo:text-align="justify" style:justify-single-word="false"/>
      <style:text-properties style:font-name="Times New Roman"/>
    </style:style>
    <style:style style:name="P15" style:family="paragraph" style:parent-style-name="Text_20_body">
      <style:text-properties style:font-name="Times New Roman" fo:font-weight="normal" style:font-name-asian="Times New Roman" style:language-asian="en" style:country-asian="GB" style:font-weight-asian="normal" style:font-size-complex="12pt" style:font-weight-complex="normal"/>
    </style:style>
    <style:style style:name="P16" style:family="paragraph" style:parent-style-name="Text_20_body">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17" style:family="paragraph" style:parent-style-name="Text_20_body">
      <style:text-properties fo:font-weight="normal" style:font-name-asian="Times New Roman" style:language-asian="en" style:country-asian="GB" style:font-weight-asian="normal" style:font-size-complex="12pt" style:font-weight-complex="normal"/>
    </style:style>
    <style:style style:name="P18" style:family="paragraph" style:parent-style-name="code-imformatique">
      <style:text-properties style:font-name="Courier 10 Pitch1" fo:font-weight="normal" style:font-name-asian="Times New Roman" style:language-asian="en" style:country-asian="GB" style:font-weight-asian="normal" style:font-size-complex="12pt" style:font-weight-complex="normal"/>
    </style:style>
    <style:style style:name="P19" style:family="paragraph" style:parent-style-name="code-imformatique">
      <style:text-properties style:font-name="Courier 10 Pitch1" fo:font-size="7pt" fo:font-weight="normal" style:font-name-asian="Times New Roman" style:font-size-asian="7pt" style:language-asian="en" style:country-asian="GB" style:font-weight-asian="normal" style:font-size-complex="7pt" style:font-weight-complex="normal"/>
    </style:style>
    <style:style style:name="P20" style:family="paragraph" style:parent-style-name="Text_20_body" style:list-style-name="L1">
      <style:text-properties style:font-name="Times New Roman" fo:font-weight="normal" style:font-name-asian="Times New Roman" style:language-asian="en" style:country-asian="GB" style:font-weight-asian="normal" style:font-size-complex="12pt" style:font-weight-complex="normal"/>
    </style:style>
    <style:style style:name="P21" style:family="paragraph" style:parent-style-name="Text_20_body" style:list-style-name="L3">
      <style:text-properties style:font-name="Times New Roman" fo:font-weight="normal" style:font-name-asian="Times New Roman" style:language-asian="en" style:country-asian="GB" style:font-weight-asian="normal" style:font-size-complex="12pt" style:font-weight-complex="normal"/>
    </style:style>
    <style:style style:name="P22" style:family="paragraph" style:parent-style-name="Text_20_body" style:list-style-name="L2">
      <style:text-properties fo:font-weight="normal" style:font-name-asian="Times New Roman" style:language-asian="en" style:country-asian="GB" style:font-weight-asian="normal" style:font-size-complex="12pt" style:font-weight-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P25" style:family="paragraph" style:parent-style-name="Heading_20_2">
      <style:text-properties style:font-name="Times New Roman" fo:font-weight="normal" style:font-name-asian="Times New Roman" style:language-asian="en" style:country-asian="GB" style:font-weight-asian="normal" style:font-size-complex="12pt" style:font-weight-complex="normal"/>
    </style:style>
    <style:style style:name="P26" style:family="paragraph" style:parent-style-name="code-imformatique">
      <style:text-properties style:font-name="Courier 10 Pitch1" fo:font-style="normal" style:font-style-asian="normal" style:font-style-complex="normal"/>
    </style:style>
    <style:style style:name="P27" style:family="paragraph" style:parent-style-name="Heading_20_1">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28" style:family="paragraph" style:parent-style-name="Heading_20_1">
      <style:paragraph-properties fo:text-align="start" style:justify-single-word="false" fo:break-before="page"/>
      <style:text-properties style:font-name="Times New Roman" fo:font-weight="normal" style:font-name-asian="Times New Roman" style:language-asian="en" style:country-asian="GB" style:font-weight-asian="normal" style:font-size-complex="12pt" style:font-weight-complex="normal"/>
    </style:style>
    <style:style style:name="P29" style:family="paragraph" style:parent-style-name="Heading_20_1">
      <style:paragraph-properties fo:margin-left="0cm" fo:margin-right="0cm" fo:text-indent="0cm" style:auto-text-indent="false"/>
    </style:style>
    <style:style style:name="P30" style:family="paragraph" style:parent-style-name="Standard">
      <style:text-properties style:font-name="Times New Roman" fo:font-style="normal" style:font-style-asian="normal" style:font-style-complex="normal"/>
    </style:style>
    <style:style style:name="P31" style:family="paragraph">
      <style:paragraph-properties fo:text-align="center"/>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fo:font-weight="normal" style:font-name-asian="Times New Roman" style:language-asian="en" style:country-asian="GB" style:font-style-asian="italic" style:font-weight-asian="normal" style:font-size-complex="12pt" style:font-style-complex="italic" style:font-weight-complex="normal"/>
    </style:style>
    <style:style style:name="T5" style:family="text">
      <style:text-properties style:font-name-asian="Times New Roman" style:language-asian="en" style:country-asian="GB"/>
    </style:style>
    <style:style style:name="T6" style:family="text">
      <style:text-properties style:text-position="super 58%"/>
    </style:style>
    <style:style style:name="T7" style:family="text">
      <style:text-properties style:font-name="Liberation Serif"/>
    </style:style>
    <style:style style:name="T8" style:family="text">
      <style:text-properties style:font-name="Liberation Serif1"/>
    </style:style>
    <style:style style:name="T9" style:family="text">
      <style:text-properties fo:font-weight="bold" style:font-weight-asian="bold" style:font-weight-complex="bold"/>
    </style:style>
    <style:style style:name="T10" style:family="text">
      <style:text-properties fo:font-weight="normal" style:font-name-asian="Times New Roman" style:language-asian="en" style:country-asian="GB" style:font-weight-asian="normal" style:font-size-complex="12pt" style:font-weight-complex="normal"/>
    </style:style>
    <style:style style:name="T11" style:family="text">
      <style:text-properties style:font-name="Courier 10 Pitch1"/>
    </style:style>
    <style:style style:name="T12" style:family="text">
      <style:text-properties style:font-name="Times New Roman2"/>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10"><text:span text:style-name="T5"> open</text:span>Barter</text:p>
      <text:p text:style-name="P8">“the greatest wealth for the lowest collective effort”</text:p>
      <text:p text:style-name="P7"> </text:p>
      <text:p text:style-name="P7">Abstract</text:p>
      <text:p text:style-name="P9"><text:span text:style-name="T3">openBarter is a server based on the database postgreSql implementing a barter engine that produces movements from barter orders submitted. </text:span> </text:p>
      <text:p text:style-name="P7">Author</text:p>
      <text:p text:style-name="P9">Olivier Chaussavoine, Project leader of openBarter</text:p>
      <text:p text:style-name="P9">olivier.chaussavoine@gmail.com </text:p>
      <text:p text:style-name="P9"/>
      <text:h text:style-name="P28" text:outline-level="1">Introduction</text:h>
      <text:p text:style-name="Text_20_body">Use of money is widespread due to low liquidity of bilateral barter. If you want to provide a value in exchange of an other it is unlikely that you find someone that wants to provide the value you are looking for in exchange of the one you provide. This “double coincidence of wants problem” is simply solved using money. But the problem should disappear when non bilateral exchange are also considered. </text:p>
      <text:p text:style-name="Text_20_body">In practice, the number of possible exchange combinations grows for markets where the diversity of the kinds of values exchanged is low. Typical examples are raw materials markets and any markets exchanging most vital resources. These values <text:s/>are fungible since they can be measured by a quantity using a physical standard (for example Kg). This is the case even for g<text:span text:style-name="T1">reen house gases, radioactive pollution or surface of forest. </text:span></text:p>
      <text:p text:style-name="Text_20_body">A regular market implements the best price rule. It is the lowest price for the buyer and the highest for the seller. Among possible relations between unmatched orders of the market, this rule determines the bilateral cycle between a buyer and a seller chosen to form two movements. The first is one where the buyer provides money to the seller. The second is one where the seller provides some good – also a value - to the buyer. Both movements make the cycle and the transaction. </text:p>
      <text:p text:style-name="Text_20_body">openBarter represents fungible values <text:span text:style-name="T1">by a couple (quality, quantity) where the quality is a name describing a quality standard and where the quantity is an integer. It extends the central limit order book mechanism by exploring non-bilateral cycles and produces transactions with more than two movements.</text:span> It does not require the expression of prices, but use quantities exchanged to implement mechanism that is equivalent to the best price rule when it is applied to bilateral cycles where money is one of the fungible values exchanges. </text:p>
      <text:p text:style-name="P13">The value of a resource is simply measured by it's quantity without any reference to a currency standard. For a given quality, the value is proportional to the quantity. The proportionality is limited by boundaries defining different markets such as gallon and barrel for petrol in England. But values with distinct qualities can only be compared subjectively by the market.</text:p>
      <text:h text:style-name="P27" text:outline-level="1">Architecture</text:h>
      <text:p text:style-name="P14">The market is seen as a flow where input are orders and output are movements.</text:p>
      <text:p text:style-name="P14">Primitives are available to submit orders and consume movements. The production of orders is done by a function launched by a batch.</text:p>
      <text:p text:style-name="P14"><draw:frame draw:style-name="fr1" draw:name="Cadre1" text:anchor-type="paragraph" svg:x="3.844cm" svg:y="0.219cm" svg:width="9.315cm" draw:z-index="2"><draw:text-box fo:min-height="4.625cm"><text:p text:style-name="Frame_20_contents"><draw:frame text:anchor-type="paragraph" draw:z-index="3" draw:style-name="gr1" svg:width="1.482cm" svg:height="0.489cm" svg:x="0.907cm" svg:y="1.958cm"><draw:text-box><text:p>tstack</text:p></draw:text-box></draw:frame><draw:custom-shape text:anchor-type="paragraph" draw:z-index="4" draw:style-name="gr2" svg:width="2.019cm" svg:height="1.297cm" svg:x="0.714cm" svg:y="1.528cm"><text:p><text:s text:c="2"/>tstack</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3" draw:text-style-name="P31" svg:width="2.885cm" svg:height="3.731cm" svg:x="2.732cm" svg:y="0.423cm"><text:p text:style-name="P31">torder</text:p></draw:rect><draw:custom-shape text:anchor-type="paragraph" draw:z-index="6" draw:style-name="gr2" svg:width="2.805cm" svg:height="1.615cm" svg:x="5.616cm" svg:y="1.429cm"><text:p><text:s text:c="4"/>tmv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soft-page-break/>It uses four tables. The order book stored in a table torder, a stack accepting orders as input and a stack storing movements to be consumed. A table towner is used to store names of owners of the orders of the order book.</text:p>
      <text:h text:style-name="Heading_20_1" text:outline-level="1">Installation</text:h>
      <text:h text:style-name="Heading_20_2" text:outline-level="2">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 gunzip olivierch-openBarter-vx.y.z.tar.gz</text:p>
      <text:p text:style-name="code-imformatique">$ tar xf olivierch-openBarter-vx.y.z.tar </text:p>
      <text:p text:style-name="Text_20_body">the package is compiled with:</text:p>
      <text:p text:style-name="code-imformatique">$ cd openBarter/src</text:p>
      <text:p text:style-name="code-imformatique">$ make <text:s/></text:p>
      <text:p text:style-name="code-imformatique">$ make install </text:p>
      <text:p text:style-name="Standard"/>
      <text:h text:style-name="Heading_20_2" text:outline-level="2">Tests</text:h>
      <text:p text:style-name="Text_20_body">To run tests, cd to openBarter/src and:</text:p>
      <text:p text:style-name="code-imformatique">$ make installcheck</text:p>
      <text:p text:style-name="code-imformatique">…</text:p>
      <text:p text:style-name="code-imformatique">============== running regression test queries <text:s text:c="7"/>============== </text:p>
      <text:p text:style-name="code-imformatique">test testflow_1 <text:s text:c="14"/>... ok </text:p>
      <text:p text:style-name="code-imformatique">...</text:p>
      <text:p text:style-name="code-imformatique">test testflow_n <text:s text:c="14"/>... ok </text:p>
      <text:p text:style-name="code-imformatique">============== shutting down postmaster <text:s text:c="14"/>============== </text:p>
      <text:p text:style-name="code-imformatique"/>
      <text:p text:style-name="code-imformatique">===================== </text:p>
      <text:p text:style-name="code-imformatique"><text:s/>All n tests passed. </text:p>
      <text:p text:style-name="code-imformatique">===================== </text:p>
      <text:h text:style-name="Heading_20_2" text:outline-level="2"><text:soft-page-break/>Install the model</text:h>
      <text:p text:style-name="Text_20_body">When the postgreSql server is running, the model can be installed. It is defined by the file openBarter/src/sql/model.sql. You must connect with the superuser role <text:span text:style-name="T3">postgres</text:span> used for installation of the database, but never user for market operations. When you are in openBarter/src:</text:p>
      <text:p text:style-name="code-imformatique">$ createdb -Upostgres market</text:p>
      <text:p text:style-name="code-imformatique">$ psql -Upostgres market</text:p>
      <text:p text:style-name="code-imformatique">psql (9.2.0) </text:p>
      <text:p text:style-name="code-imformatique">Type "help" for help. </text:p>
      <text:p text:style-name="code-imformatique"/>
      <text:p text:style-name="code-imformatique">market=# \i sql/model.sql</text:p>
      <text:p text:style-name="code-imformatique">…..</text:p>
      <text:p text:style-name="Text_20_body"><text:span text:style-name="T1">The model does not depend of any schema, and creates some roles</text:span><text:span text:style-name="T1"> if <text:s/>they do not <text:s/>exist yet. You quit psql by typing ctr-D.</text:span></text:p>
      <text:h text:style-name="P27" text:outline-level="1">Use cases</text:h>
      <text:h text:style-name="P25" text:outline-level="2">Non bilateral exchange cycle </text:h>
      <text:p text:style-name="P15">If you start a client of postgres, you can obtain the version of the model with the command:</text:p>
      <text:p text:style-name="code-imformatique">$ psql -Upostgres market</text:p>
      <text:p text:style-name="code-imformatique">psql (9.2.0) </text:p>
      <text:p text:style-name="code-imformatique">Type "help" for help. </text:p>
      <text:p text:style-name="code-imformatique"/>
      <text:p text:style-name="code-imformatique">market=# select * from fversion(); </text:p>
      <text:p text:style-name="code-imformatique"><text:s text:c="9"/>fversion <text:s text:c="8"/></text:p>
      <text:p text:style-name="code-imformatique">-------------------------- </text:p>
      <text:p text:style-name="code-imformatique"><text:s/>openBarter VERSION-X.Y.Z </text:p>
      <text:p text:style-name="P18">(1 row) </text:p>
      <text:p text:style-name="P15"/>
      <text:p text:style-name="P15">We consider three partners a,b,c where:</text:p>
      <text:list xml:id="list445237568" text:style-name="L1">
        <text:list-item>
          <text:p text:style-name="P20">a provides 20 q1 and requires 10 q2</text:p>
        </text:list-item>
        <text:list-item>
          <text:p text:style-name="P20">b provides 20 q2 and requires 10 q3</text:p>
        </text:list-item>
        <text:list-item>
          <text:p text:style-name="P20">c provides 20 q3 and requires 10 q1</text:p>
        </text:list-item>
      </text:list>
      <text:p text:style-name="P15">The market can find a relation between these orders to for a cycle with partners a, b and c. We insert these orders with the following commands:</text:p>
      <text:p text:style-name="P18">market=# select * from fsubmitbarter(1,'a',NULL,'q2',10,'q1',20); </text:p>
      <text:p text:style-name="P18"><text:s/>id | diag </text:p>
      <text:p text:style-name="P18">----+------ </text:p>
      <text:p text:style-name="P18"><text:s text:c="2"/>1 | <text:s text:c="3"/>0 </text:p>
      <text:p text:style-name="P18">(1 row) </text:p>
      <text:p text:style-name="P18">market=# select * from fsubmitbarter(1,'b',NULL,'q3',10,'q2',20); </text:p>
      <text:p text:style-name="P18"><text:s/>id | diag </text:p>
      <text:p text:style-name="P18">----+------ </text:p>
      <text:p text:style-name="P18"><text:s text:c="2"/>2 | <text:s text:c="3"/>0 </text:p>
      <text:p text:style-name="P18">(1 row) </text:p>
      <text:p text:style-name="P18">market=# select * from fsubmitbarter(1,'c',NULL,'q1',10,'q3',20); </text:p>
      <text:p text:style-name="P18"><text:soft-page-break/><text:s/>id | diag </text:p>
      <text:p text:style-name="P18">----+------ </text:p>
      <text:p text:style-name="P18"><text:s text:c="2"/>3 | <text:s text:c="3"/>0 </text:p>
      <text:p text:style-name="P18">(1 row) </text:p>
      <text:p text:style-name="Text_20_body"><text:span text:style-name="T10">The diag=0 means the commmand where accepted into the input. The id field returns the number given by the market to the order. <text:s/>Commands are now stacked into the table </text:span><text:span text:style-name="T4">tstack</text:span><text:span text:style-name="T10">. </text:span></text:p>
      <text:p text:style-name="P17">A batch should be set to consume this table and submit orders to the orderbook. When this batch is not installed, you must type the following command: </text:p>
      <text:p text:style-name="P18">market=# select * from femptystack(); </text:p>
      <text:p text:style-name="P18"><text:s/>femptystack </text:p>
      <text:p text:style-name="P18">------------- </text:p>
      <text:p text:style-name="P18"><text:s text:c="11"/>3 </text:p>
      <text:p text:style-name="P18">(1 row)</text:p>
      <text:p text:style-name="P17">The three commands have been submitted to <text:s/>the order book and produced the following:</text:p>
      <text:p text:style-name="P18">market=# select id,nbc,grp,own_src,own_dst,qtt,nat from tmvt; </text:p>
      <text:p text:style-name="P18"><text:s/>id | nbc | grp | own_src | own_dst | qtt | nat </text:p>
      <text:p text:style-name="P18">----+-----+-----+---------+---------+-----+----- </text:p>
      <text:p text:style-name="P18"><text:s text:c="2"/>1 | <text:s text:c="2"/>3 | <text:s text:c="2"/>1 | c <text:s text:c="6"/>| b <text:s text:c="6"/>| <text:s/>20 | q3 </text:p>
      <text:p text:style-name="P18"><text:s text:c="2"/>2 | <text:s text:c="2"/>3 | <text:s text:c="2"/>1 | b <text:s text:c="6"/>| a <text:s text:c="6"/>| <text:s/>20 | q2 </text:p>
      <text:p text:style-name="P18"><text:s text:c="2"/>3 | <text:s text:c="2"/>3 | <text:s text:c="2"/>1 | a <text:s text:c="6"/>| c <text:s text:c="6"/>| <text:s/>20 | q1 </text:p>
      <text:p text:style-name="P18">(3 rows) </text:p>
      <text:p text:style-name="P17">Three movements have been created where the partner:</text:p>
      <text:list xml:id="list917442175" text:style-name="L2">
        <text:list-item>
          <text:p text:style-name="P22">c provided 20 q3 to b</text:p>
        </text:list-item>
        <text:list-item>
          <text:p text:style-name="P22">b provided 20 q2 to a</text:p>
        </text:list-item>
        <text:list-item>
          <text:p text:style-name="P22">a provided 20 q1 to c</text:p>
        </text:list-item>
      </text:list>
      <text:p text:style-name="P17"><text:s text:c="2"/>A movement is inserted with the name of the database user that inserted the order. </text:p>
      <text:p text:style-name="P18">market=# select usr,ack from tmvt order by id asc limit 1; </text:p>
      <text:p text:style-name="P18"><text:s text:c="3"/>usr <text:s text:c="3"/>| ack </text:p>
      <text:p text:style-name="P18">----------+----- </text:p>
      <text:p text:style-name="P18"><text:s/>postgres | f </text:p>
      <text:p text:style-name="P18">(1 row) </text:p>
      <text:p text:style-name="P17">The function <text:span text:style-name="T3">fackmvt()</text:span> is used to acknowledge the oldest movement:</text:p>
      <text:p text:style-name="P18">market=# select fackmvt(); </text:p>
      <text:p text:style-name="P18"><text:s/>fackmvt </text:p>
      <text:p text:style-name="P18">--------- </text:p>
      <text:p text:style-name="P18"><text:s text:c="7"/>1 </text:p>
      <text:p text:style-name="P18">(1 row) </text:p>
      <text:p text:style-name="P18"/>
      <text:p text:style-name="P18"># select usr,ack from tmvt order by id asc limit 1; </text:p>
      <text:p text:style-name="P18"><text:s text:c="3"/>usr <text:s text:c="3"/>| ack </text:p>
      <text:p text:style-name="P18">----------+----- </text:p>
      <text:p text:style-name="P18"><text:s/>postgres | t</text:p>
      <text:p text:style-name="P18">(1 row)</text:p>
      <text:p text:style-name="P15">The <text:span text:style-name="T3">ack</text:span> flag is set when a movement is acknowledged. An exchange cycle is removed from <text:span text:style-name="T3">tmvt</text:span> when all its <text:s/>movements were acknowledged:</text:p>
      <text:p text:style-name="P18">market=# select fackmvt(); </text:p>
      <text:p text:style-name="P18"><text:s/>fackmvt </text:p>
      <text:p text:style-name="P18">--------- </text:p>
      <text:p text:style-name="P18"><text:s text:c="7"/>1 </text:p>
      <text:p text:style-name="P18"><text:soft-page-break/>(1 row)</text:p>
      <text:p text:style-name="P18">market=# select fackmvt(); </text:p>
      <text:p text:style-name="P18"><text:s/>fackmvt </text:p>
      <text:p text:style-name="P18">--------- </text:p>
      <text:p text:style-name="P18"><text:s text:c="7"/>1 </text:p>
      <text:p text:style-name="P18">(1 row)</text:p>
      <text:p text:style-name="P18">market=# select usr,ack from tmvt; </text:p>
      <text:p text:style-name="P18"><text:s/>usr | ack </text:p>
      <text:p text:style-name="P18">-----+----- </text:p>
      <text:p text:style-name="P18">(0 rows) </text:p>
      <text:p text:style-name="P16"/>
      <text:h text:style-name="P25" text:outline-level="2">Several orders for the same value provided</text:h>
      <text:p text:style-name="P15">Several orders of the same owner can be made on a single value. It is done by using as third parameter of <text:span text:style-name="T3">fsubmitorder</text:span> the reference of a previous order providing this value.</text:p>
      <text:p text:style-name="P15">We suppose for example that:</text:p>
      <text:list xml:id="list2161907838" text:style-name="L3">
        <text:list-item>
          <text:p text:style-name="P21">a provides 10 q1 and requires 10 q2 <text:span text:style-name="T9">or</text:span> 10q3</text:p>
        </text:list-item>
        <text:list-item>
          <text:p text:style-name="P21">b provides 5q2 and requires 5q1</text:p>
        </text:list-item>
        <text:list-item>
          <text:p text:style-name="P21">c provides 5q3 and requires 5q1</text:p>
        </text:list-item>
      </text:list>
      <text:p text:style-name="P15"/>
      <text:p text:style-name="P18">market=# select * from fsubmitbarter(1,'a',NULL,'q2',10,'q1',10); </text:p>
      <text:p text:style-name="P18"><text:s/>id | diag </text:p>
      <text:p text:style-name="P18">----+------ </text:p>
      <text:p text:style-name="P18"><text:s text:c="2"/>4 | <text:s text:c="3"/>0 </text:p>
      <text:p text:style-name="P18">(1 row) </text:p>
      <text:p text:style-name="P18">market=# select * from fsubmitbarter(1,'a',4,'q3',10,NULL,NULL); </text:p>
      <text:p text:style-name="P18"><text:s/>id | diag </text:p>
      <text:p text:style-name="P18">----+------ </text:p>
      <text:p text:style-name="P18"><text:s text:c="2"/>5 | <text:s text:c="3"/>0 <text:s/></text:p>
      <text:p text:style-name="P18">market=# select * from fsubmitbarter(1,'b',NULL,'q1',5,'q2',5); </text:p>
      <text:p text:style-name="P18"><text:s/>id | diag </text:p>
      <text:p text:style-name="P18">----+------ </text:p>
      <text:p text:style-name="P18"><text:s text:c="2"/>6 | <text:s text:c="3"/>0 </text:p>
      <text:p text:style-name="P18">market=# select femptystack(); </text:p>
      <text:p text:style-name="P18">------------- </text:p>
      <text:p text:style-name="P18"><text:s text:c="11"/>3 </text:p>
      <text:p text:style-name="P18">(1 row)</text:p>
      <text:p text:style-name="P15">Two movements were produced where a and b exchanged 5q2 for 5q1. These movements are acknowledged:</text:p>
      <text:p text:style-name="P18">market=# select id,nbc,grp,own_src,own_dst,qtt,nat from tmvt; </text:p>
      <text:p text:style-name="P18"><text:s/>id | nbc | grp | own_src | own_dst | qtt | nat </text:p>
      <text:p text:style-name="P18">----+-----+-----+---------+---------+-----+----- </text:p>
      <text:p text:style-name="P18"><text:s text:c="2"/>4 | <text:s text:c="2"/>2 | <text:s text:c="2"/>4 | b <text:s text:c="6"/>| a <text:s text:c="6"/>| <text:s text:c="2"/>5 | q2 </text:p>
      <text:p text:style-name="P18"><text:s text:c="2"/>5 | <text:s text:c="2"/>2 | <text:s text:c="2"/>4 | a <text:s text:c="6"/>| b <text:s text:c="6"/>| <text:s text:c="2"/>5 | q1 </text:p>
      <text:p text:style-name="P18">(2 rows) </text:p>
      <text:p text:style-name="P18">market=# select fackmvt(); </text:p>
      <text:p text:style-name="P18"><text:s/>fackmvt </text:p>
      <text:p text:style-name="P18">--------- </text:p>
      <text:p text:style-name="P18"><text:s text:c="7"/>1 </text:p>
      <text:p text:style-name="P18"><text:soft-page-break/>(1 row)</text:p>
      <text:p text:style-name="P18">market=# select fackmvt(); </text:p>
      <text:p text:style-name="P18"><text:s/>fackmvt </text:p>
      <text:p text:style-name="P18">--------- </text:p>
      <text:p text:style-name="P18"><text:s text:c="7"/>1 </text:p>
      <text:p text:style-name="P18">(1 row)</text:p>
      <text:p text:style-name="P17">Two orders remain unmatched in the order book:</text:p>
      <text:p text:style-name="P18">market=# select id,own,oid,qtt_requ,qua_requ,qtt_prov,qua_prov,qtt from vorder; </text:p>
      <text:p text:style-name="P18"><text:s/>id | own | oid | qtt_requ | qua_requ | qtt_prov | qua_prov | qtt </text:p>
      <text:p text:style-name="P18">----+-----+-----+----------+----------+----------+----------+----- </text:p>
      <text:p text:style-name="P18"><text:s text:c="2"/>5 | a <text:s text:c="2"/>| <text:s text:c="2"/>4 | <text:s text:c="6"/>10 | q3 <text:s text:c="6"/>| <text:s text:c="6"/>10 | q1 <text:s text:c="6"/>| <text:s text:c="2"/>5 </text:p>
      <text:p text:style-name="P18"><text:s text:c="2"/>4 | a <text:s text:c="2"/>| <text:s text:c="2"/>4 | <text:s text:c="6"/>10 | q2 <text:s text:c="6"/>| <text:s text:c="6"/>10 | q1 <text:s text:c="6"/>| <text:s text:c="2"/>5 </text:p>
      <text:p text:style-name="P18">(2 rows) </text:p>
      <text:p text:style-name="P17">The quantity of q1 owned by <text:span text:style-name="T3">a</text:span> remaining available for exchange is 5.</text:p>
      <text:p text:style-name="P17">We insert a new order from <text:span text:style-name="T3">c</text:span>:</text:p>
      <text:p text:style-name="P18">market=# select * from fsubmitbarter(1,'c',NULL,'q1',5,'q3',5); </text:p>
      <text:p text:style-name="P18"><text:s/>id | diag </text:p>
      <text:p text:style-name="P18">----+------ </text:p>
      <text:p text:style-name="P18"><text:s text:c="2"/>7 | <text:s text:c="3"/>0 </text:p>
      <text:p text:style-name="P18">market=# select femptystack(); </text:p>
      <text:p text:style-name="P18">------------- </text:p>
      <text:p text:style-name="P18"><text:s text:c="11"/>1 </text:p>
      <text:p text:style-name="P15">Two new movements were produced:</text:p>
      <text:p text:style-name="P18">market=# select id,nbc,grp,own_src,own_dst,qtt,nat from tmvt; </text:p>
      <text:p text:style-name="P18"><text:s/>id | nbc | grp | own_src | own_dst | qtt | nat </text:p>
      <text:p text:style-name="P18">----+-----+-----+---------+---------+-----+----- </text:p>
      <text:p text:style-name="P18"><text:s text:c="2"/>6 | <text:s text:c="2"/>2 | <text:s text:c="2"/>6 | c <text:s text:c="6"/>| a <text:s text:c="6"/>| <text:s text:c="2"/>5 | q3 </text:p>
      <text:p text:style-name="P18"><text:s text:c="2"/>7 | <text:s text:c="2"/>2 | <text:s text:c="2"/>6 | a <text:s text:c="6"/>| c <text:s text:c="6"/>| <text:s text:c="2"/>5 | q1 </text:p>
      <text:p text:style-name="P18">(2 rows) </text:p>
      <text:p text:style-name="P18">market=# select fackmvt(); </text:p>
      <text:p text:style-name="P18"><text:s/>fackmvt </text:p>
      <text:p text:style-name="P18">--------- </text:p>
      <text:p text:style-name="P18"><text:s text:c="7"/>1 </text:p>
      <text:p text:style-name="P18">(1 row)</text:p>
      <text:p text:style-name="P18">market=# select fackmvt(); </text:p>
      <text:p text:style-name="P18"><text:s/>fackmvt </text:p>
      <text:p text:style-name="P18">--------- </text:p>
      <text:p text:style-name="P18"><text:s text:c="7"/>1 </text:p>
      <text:p text:style-name="P18">(1 row)</text:p>
      <text:p text:style-name="P17">Where the remaining quantity of q1 owned by <text:span text:style-name="T3">a</text:span> is exchanged for 5 q3 that was owned by <text:span text:style-name="T3">c</text:span>.</text:p>
      <text:p text:style-name="P17">The order book is now empty, as tables tmvt and torder.</text:p>
      <text:h text:style-name="P25" text:outline-level="2">Best and limit barter </text:h>
      <text:p text:style-name="P15">A barter order is limit when the ratio <text:span text:style-name="T12">ω</text:span>' between provided and received quantities of movements produced is better (lower) than the ratio <text:span text:style-name="T12">ω</text:span> between provided and required quantities of the order. </text:p>
      <text:p text:style-name="P15">A barter order is best when this condition is not required. The best <text:span text:style-name="T12">ω'</text:span> of the market is used to produce movements even if it is worse (higher) than the <text:span text:style-name="T12">ω of order</text:span>.</text:p>
      <text:p text:style-name="P15"><text:soft-page-break/>The first parameter of <text:span text:style-name="T3">fsubmitbarter</text:span> is 1 for limit and 2 for best. We had barter limit in previous examples.</text:p>
      <text:p text:style-name="P15">We suppose that:</text:p>
      <text:list xml:id="list77147944" text:continue-numbering="true" text:style-name="L3">
        <text:list-item>
          <text:p text:style-name="P21">a provides 10 q1 and requires 20 q2 (barter best)</text:p>
        </text:list-item>
        <text:list-item>
          <text:p text:style-name="P21">b provides 10 q2 and requires 20 q1 (barter best)</text:p>
        </text:list-item>
      </text:list>
      <text:p text:style-name="P15"/>
      <text:p text:style-name="P18">market=# select * from fsubmitbarter(2,'a',NULL,'q2',20,'q1',10); </text:p>
      <text:p text:style-name="P18"><text:s/>id | diag </text:p>
      <text:p text:style-name="P18">----+------ </text:p>
      <text:p text:style-name="P18"><text:s text:c="2"/>8 | <text:s text:c="3"/>0 </text:p>
      <text:p text:style-name="P18">(1 row) <text:s/></text:p>
      <text:p text:style-name="P18">market=# select * from fsubmitbarter(2,'b',NULL,'q1',20,'q2',10); </text:p>
      <text:p text:style-name="P18"><text:s/>id | diag </text:p>
      <text:p text:style-name="P18">----+------ </text:p>
      <text:p text:style-name="P18"><text:s text:c="2"/>9 | <text:s text:c="3"/>0 </text:p>
      <text:p text:style-name="P18">market=# select femptystack(); </text:p>
      <text:p text:style-name="P18">------------- </text:p>
      <text:p text:style-name="P18"><text:s text:c="11"/>2 </text:p>
      <text:p text:style-name="P18">(1 row)</text:p>
      <text:p text:style-name="P15">Two movements were produced where a and b exchanged 10 q2 for 10 q1 even if the ratio of movements is not better than those of orders:</text:p>
      <text:p text:style-name="P18">market=# select id,nbc,grp,own_src,own_dst,qtt,nat from tmvt; </text:p>
      <text:p text:style-name="P18"><text:s/>id | nbc | grp | own_src | own_dst | qtt | nat </text:p>
      <text:p text:style-name="P18">----+-----+-----+---------+---------+-----+----- </text:p>
      <text:p text:style-name="P18"><text:s text:c="2"/>8 | <text:s text:c="2"/>2 | <text:s text:c="2"/>8 | b <text:s text:c="6"/>| a <text:s text:c="6"/>| <text:s/>10 | q2 </text:p>
      <text:p text:style-name="P18"><text:s text:c="2"/>9 | <text:s text:c="2"/>2 | <text:s text:c="2"/>8 | a <text:s text:c="6"/>| b <text:s text:c="6"/>| <text:s/>10 | q1 </text:p>
      <text:p text:style-name="P18">(2 rows) </text:p>
      <text:p text:style-name="P18">market=# select fackmvt(); </text:p>
      <text:p text:style-name="P18"><text:s/>fackmvt </text:p>
      <text:p text:style-name="P18">--------- </text:p>
      <text:p text:style-name="P18"><text:s text:c="7"/>1 </text:p>
      <text:p text:style-name="P18">(1 row)</text:p>
      <text:p text:style-name="P18">market=# select fackmvt(); </text:p>
      <text:p text:style-name="P18"><text:s/>fackmvt </text:p>
      <text:p text:style-name="P18">--------- </text:p>
      <text:p text:style-name="P18"><text:s text:c="7"/>1 </text:p>
      <text:p text:style-name="P18">(1 row)</text:p>
      <text:p text:style-name="P17">These orders would not produce any movement if orders were barter limit instead of barter best.</text:p>
      <text:h text:style-name="P25" text:outline-level="2">Quote </text:h>
      <text:p text:style-name="P15">A quote gives the best path of the market from a quality to an other.</text:p>
      <text:p text:style-name="P15">We submit three barter with two possible exchanges of q1 in exchange of q3 and a quote (unnecessary responses à omitted):</text:p>
      <text:p text:style-name="P18">market=# select * from fsubmitbarter(1,'a',NULL,'q2',20,'q1',80); </text:p>
      <text:p text:style-name="P18">market=# select * from fsubmitbarter(1,'b',NULL,'q3',10,'q2',20); </text:p>
      <text:p text:style-name="P18">market=# select * from fsubmitbarter(1,'c',NULL,'q3',10,'q1',70); </text:p>
      <text:p text:style-name="P18">market=# select * from fsubmitquote(1,'d','q1','q3'); </text:p>
      <text:p text:style-name="P18"><text:soft-page-break/>market=# select * from femptystack();</text:p>
      <text:p text:style-name="P18">market=# select json from tmvt; </text:p>
      <text:p text:style-name="P19"><text:s text:c="45"/>json <text:s text:c="44"/></text:p>
      <text:p text:style-name="P19">---------------------------------------------------------------------------------------------- </text:p>
      <text:p text:style-name="P19"><text:s/>{"qtt_requ":80,"qtt_prov":10,"qtt":10,"paths":[ <text:s text:c="44"/>+ </text:p>
      <text:p text:style-name="P19"><text:s/>[{"type":1, "id":11, "oid":11, "own":2, "qtt_requ":10, "qtt_prov":20, "qtt":20, "flowr":20},+ </text:p>
      <text:p text:style-name="P19"><text:s/>{"type":1, "id":10, "oid":10, "own":1, "qtt_requ":20, "qtt_prov":80, "qtt":80, "flowr":80}, + </text:p>
      <text:p text:style-name="P19"><text:s/>{"type":13, "id":13, "oid":13, "own":4, "qtt_requ":80, "qtt_prov":10, "qtt":10, "flowr":10}]+ </text:p>
      <text:p text:style-name="P19"><text:s/>]} </text:p>
      <text:p text:style-name="P19">(1 row) </text:p>
      <text:p text:style-name="P18">market=# select fackmvt(); </text:p>
      <text:p text:style-name="P18">market=# select fsubmitbarter(1,'d',NULL,'q1',80,'q3',10); </text:p>
      <text:p text:style-name="P18">market=# select * from femptystack(); </text:p>
      <text:p text:style-name="P18"><text:span text:style-name="T11">market=# </text:span>select id,nbc,grp,own_src,own_dst,qtt,nat from tmvt; </text:p>
      <text:p text:style-name="P18"><text:s/>id | nbc | grp | own_src | own_dst | qtt | nat </text:p>
      <text:p text:style-name="P18">----+-----+-----+---------+---------+-----+----- </text:p>
      <text:p text:style-name="P18"><text:s/>11 | <text:s text:c="2"/>3 | <text:s/>11 | d <text:s text:c="6"/>| b <text:s text:c="6"/>| <text:s/>10 | q3 </text:p>
      <text:p text:style-name="P18"><text:s/>12 | <text:s text:c="2"/>3 | <text:s/>11 | b <text:s text:c="6"/>| a <text:s text:c="6"/>| <text:s/>20 | q2 </text:p>
      <text:p text:style-name="P18"><text:s/>13 | <text:s text:c="2"/>3 | <text:s/>11 | a <text:s text:c="6"/>| d <text:s text:c="6"/>| <text:s/>80 | q1 </text:p>
      <text:p text:style-name="P18">(3 rows)</text:p>
      <text:p text:style-name="P18">market=# select fackmvt();select fackmvt();select fackmvt();</text:p>
      <text:p text:style-name="P15">A single row is produced by <text:span text:style-name="T3">fsubmitquote()</text:span> with a field <text:span text:style-name="T3">json</text:span> of the table <text:span text:style-name="T3">tmvt</text:span> giving <text:span text:style-name="T3">qtt_requ</text:span> and <text:span text:style-name="T3">qtt_prov</text:span> that can be obtained with the best path of the market, and the details of the cycle found. This single row does not represent an exchange, but the result of the quote. </text:p>
      <text:p text:style-name="P15">A barter of these quantities give the expected cycle.<text:span text:style-name="T11"> </text:span></text:p>
      <text:h text:style-name="Heading_20_1" text:outline-level="1">Principle</text:h>
      <text:p text:style-name="P4">The barter market accepts exchange orders of the form:</text:p>
      <text:p text:style-name="P6">I propose a value in exchange of a value of an other quality for a minimum quantity</text:p>
      <text:p text:style-name="P4">submitted by the owner of the value proposed. <text:s/></text:p>
      <text:p text:style-name="P4">The market finds potential exchange cycles with two partners or more. Agreements can be formed from them, defined by a set of movements where each partner provides a quantity to an other and receives at the same time a value of an other quality. By allowing more than two partners the liquidity of the market is not limited by the double coincidence of wants problem. </text:p>
      <text:p text:style-name="P4">For an order, we define ω as a ratio between provided quantity and minimum required quantity. The dimension of ω depends on qualities exchanges and compare such values would not make any sense when these qualities are different. For a cycle formed by several orders where quality offered and required match, we compute an Ω as the product of ω of orders of a cycle. Since Ω a dimensionless quantity, compare these values could have a meaning. When Ω is lower than 1, the common will to exchange is not sufficient to find an agreement between partners due to minimum quantities required. When <text:s/>Ω is 1 it is easy to find an agreement than match minimum ratio ω required by maximizing the flow of values through the cycle within limits defined by available quantities. When <text:s/>Ω is greater than 1 the excess Ω-1 can be shared fairly for the benefit of partners in order to form the exchange. This share changes ω to a value <draw:frame draw:style-name="fr2" draw:name="Objet1" text:anchor-type="as-char" svg:y="-0.437cm" svg:width="2.478cm" svg:height="0.527cm" draw:z-index="0"><draw:object xlink:href="./Object 1" xlink:type="simple" xlink:show="embed" xlink:actuate="onLoad"/><draw:image xlink:href="./ObjectReplacements/Object 1" xlink:type="simple" xlink:show="embed" xlink:actuate="onLoad"/><svg:desc>formule</svg:desc></draw:frame>where n is the number of partners so that the product of ω' is 1. The value ω' lower than or equal to ω represents a benefit for the corresponding partner. The share is fair since the ratio<draw:frame draw:style-name="fr2" draw:name="Objet4" text:anchor-type="as-char" svg:y="-0.377cm" svg:width="1.148cm" svg:height="0.469cm" draw:z-index="1"><draw:object xlink:href="./Object 2" xlink:type="simple" xlink:show="embed" xlink:actuate="onLoad"/><draw:image xlink:href="./ObjectReplacements/Object 2" xlink:type="simple" xlink:show="embed" xlink:actuate="onLoad"/><svg:desc>formule</svg:desc></draw:frame>is the same for all partners of the cycle. </text:p>
      <text:p text:style-name="P4"><text:soft-page-break/>When an owner submits an order, that's because he considers that the value expected is more useful that the one he owns, and ω measures how much this exchange would be useful for him. For a given cycle Ω is proportional to any ω of it's orders since Ω is their product. In other words Ω is an aggregate common to all partners of the cycle measuring how much the exchange is useful for them, even if usefulness depends on the view point. When a common order belongs to several possible exchange cycles, the author of this order can use Ω as the measurement of the usefulness of potential cycles and compare them to choose the best. It has be shown<text:span text:style-name="T6">1</text:span> that the choice of the cycle having Ω maximum is the same as what would be obtained with the best price rule when this choice is applied to bilateral exchanges. In other words, <text:s/>Ω maximization extends the best price rule to non-bilateral exchanges. By maximizing Ω the market meets the goal of utilitarians by maximizing utility but with a definition of utility that is independent of any currency. </text:p>
      <text:p text:style-name="P4">The extension of the best price rule to non-bilateral exchange is not unique, and could also be obtained by maximizing individual profit<text:note text:id="ftn1" text:note-class="footnote"><text:note-citation>1</text:note-citation><text:note-body><text:p text:style-name="Footnote"><text:span text:style-name="T7"><text:s/>minimize </text:span><text:span text:style-name="T8">ω', that is minimizing </text:span><text:span text:style-name="T8"><draw:frame draw:style-name="fr2" draw:name="Objet2" text:anchor-type="as-char" svg:y="-0.437cm" svg:width="1.078cm" svg:height="0.46cm" draw:z-index="7"><draw:object xlink:href="./Object 3" xlink:type="simple" xlink:show="embed" xlink:actuate="onLoad"/><draw:image xlink:href="./ObjectReplacements/Object 3" xlink:type="simple" xlink:show="embed" xlink:actuate="onLoad"/></draw:frame></text:span><text:span text:style-name="T8">or maximizing </text:span><text:span text:style-name="T8"><draw:frame draw:style-name="fr2" draw:name="Objet3" text:anchor-type="as-char" svg:y="-0.437cm" svg:width="0.894cm" svg:height="0.46cm" draw:z-index="8"><draw:object xlink:href="./Object 4" xlink:type="simple" xlink:show="embed" xlink:actuate="onLoad"/><draw:image xlink:href="./ObjectReplacements/Object 4" xlink:type="simple" xlink:show="embed" xlink:actuate="onLoad"/></draw:frame></text:span><text:span text:style-name="T8">instead of </text:span><text:span text:style-name="T8"><draw:frame draw:style-name="fr2" draw:name="Objet5" text:anchor-type="as-char" svg:y="-0.305cm" svg:width="0.526cm" svg:height="0.326cm" draw:z-index="9"><draw:object xlink:href="./Object 5" xlink:type="simple" xlink:show="embed" xlink:actuate="onLoad"/><draw:image xlink:href="./ObjectReplacements/Object 5" xlink:type="simple" xlink:show="embed" xlink:actuate="onLoad"/></draw:frame></text:span><text:span text:style-name="T8">.</text:span></text:p></text:note-body></text:note> instead of utility. The use of money maintains a confusion between these two distinct goals with assessed social economic consequences.</text:p>
      <text:p text:style-name="P4">This market proceeds as a regular market – a central limit order book (CLOB) - by processing orders one after the other. We describe here what is common between these markets. The input of the market is a flow of orders and it's output is a flow of movements. It records unmatched orders in an order book. When a new order is submitted, a competition is performed between potential cycles created by the new order and pending orders in the book to choose the cycle that will form the exchange. If no matching is found, the new order is added to the book. Otherwise, movements forming the exchange are produced from the best cycle and the values offered by matched orders are decreased of the values exchanged. If some cycles remain the competition is repeated as long as the new order is not exhausted. </text:p>
      <text:p text:style-name="P5">The difference between this barter market and a regular CLOB is only that 1) exchange cycles can be non-bilateral 2) competition is performed with <text:s/>Ω instead of price. CLOB algorithm used by most important market places such as the New York Stock Exchange is adapted to implement barter markets.</text:p>
      <text:p text:style-name="P11"/>
      <text:h text:style-name="Heading_20_1" text:outline-level="1">Interfaces</text:h>
      <text:p text:style-name="Text_20_body">Interfaces allow insertion of new orders into the input stack and consumption <text:s/>of movements produced. A batch performs regular submission of orders using the stack as input. The results of this batch are inserted into the movements table tmvt. </text:p>
      <text:p text:style-name="Text_20_body">Orders can be a barter or a quote. </text:p>
      <text:p text:style-name="Text_20_body">For a barter, the owner offers the value provided in exchange of a value required. </text:p>
      <text:p text:style-name="Text_20_body">A barter can be limit; meaning that exchange cycles produced from this barter will have a ratio (quantity provided/quantity received) lower or equal to the ratio (qua_prov/qua_requ) of the order.</text:p>
      <text:p text:style-name="Text_20_body">A barter can also be best; meaning that exchange cycles produced will be the best possible exchanges <text:s/>of the order book without a limitation on the ratio of the order.</text:p>
      <text:p text:style-name="Text_20_body">The value offered by a barter can be the same as that offered by a previous parent order. </text:p>
      <text:p text:style-name="Text_20_body">A quote just provides information on possible exchange of the market. The result is recorded as a single dummy movement containing informations on the best path of the market for the qualities that would be required and provided. </text:p>
      <text:h text:style-name="Heading_20_2" text:outline-level="2">Input</text:h>
      <text:h text:style-name="Heading_20_3" text:outline-level="3">barter</text:h>
      <text:p text:style-name="Text_20_body">A barter is submitted with the following syntax:</text:p>
      <text:p text:style-name="code-imformatique">=&gt; SELECT * FROM fsubmitbarter(type,own,oid,qua_requ,qtt_requ,qua_prov,duration); <text:s/></text:p>
      <text:p text:style-name="P5">Where:<text:tab/></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P5">type</text:p>
          </table:table-cell>
          <table:table-cell table:style-name="Tableau10.A1" office:value-type="string">
            <text:p text:style-name="P5">int</text:p>
          </table:table-cell>
          <table:table-cell table:style-name="Tableau10.C1" office:value-type="string">
            <text:p text:style-name="P5">1 barter limit</text:p>
            <text:p text:style-name="P5">2 barter best</text:p>
          </table:table-cell>
        </table:table-row>
        <table:table-row>
          <table:table-cell table:style-name="Tableau10.A2" office:value-type="string">
            <text:p text:style-name="P5">own</text:p>
          </table:table-cell>
          <table:table-cell table:style-name="Tableau10.A2" office:value-type="string">
            <text:p text:style-name="P5">text</text:p>
          </table:table-cell>
          <table:table-cell table:style-name="Tableau10.C2" office:value-type="string">
            <text:p text:style-name="P5">the name of the owner,</text:p>
          </table:table-cell>
        </table:table-row>
        <table:table-row>
          <table:table-cell table:style-name="Tableau10.A2" office:value-type="string">
            <text:p text:style-name="P5">oid</text:p>
          </table:table-cell>
          <table:table-cell table:style-name="Tableau10.A2" office:value-type="string">
            <text:p text:style-name="P5">int</text:p>
          </table:table-cell>
          <table:table-cell table:style-name="Tableau10.C2" office:value-type="string">
            <text:p text:style-name="P5">id of a parent order,</text:p>
          </table:table-cell>
        </table:table-row>
        <table:table-row>
          <table:table-cell table:style-name="Tableau10.A2" office:value-type="string">
            <text:p text:style-name="P5">qua_requ</text:p>
          </table:table-cell>
          <table:table-cell table:style-name="Tableau10.A2" office:value-type="string">
            <text:p text:style-name="P5">text</text:p>
          </table:table-cell>
          <table:table-cell table:style-name="Tableau10.C2" office:value-type="string">
            <text:p text:style-name="P5">the quality required,</text:p>
          </table:table-cell>
        </table:table-row>
        <table:table-row>
          <table:table-cell table:style-name="Tableau10.A2" office:value-type="string">
            <text:p text:style-name="P5">qtt_requ</text:p>
          </table:table-cell>
          <table:table-cell table:style-name="Tableau10.A2" office:value-type="string">
            <text:p text:style-name="P5">int8</text:p>
          </table:table-cell>
          <table:table-cell table:style-name="Tableau10.C2" office:value-type="string">
            <text:p text:style-name="P5">the quantity required,</text:p>
          </table:table-cell>
        </table:table-row>
        <table:table-row>
          <table:table-cell table:style-name="Tableau10.A2" office:value-type="string">
            <text:p text:style-name="P5">qua_prov</text:p>
          </table:table-cell>
          <table:table-cell table:style-name="Tableau10.A2" office:value-type="string">
            <text:p text:style-name="P5">text</text:p>
          </table:table-cell>
          <table:table-cell table:style-name="Tableau10.C2" office:value-type="string">
            <text:p text:style-name="P5">the quality provided.</text:p>
          </table:table-cell>
        </table:table-row>
        <table:table-row>
          <table:table-cell table:style-name="Tableau10.A2" office:value-type="string">
            <text:p text:style-name="P5">qtt_prov</text:p>
          </table:table-cell>
          <table:table-cell table:style-name="Tableau10.A2" office:value-type="string">
            <text:p text:style-name="P5">int8</text:p>
          </table:table-cell>
          <table:table-cell table:style-name="Tableau10.C2" office:value-type="string">
            <text:p text:style-name="P5">the quantity provided,</text:p>
          </table:table-cell>
        </table:table-row>
        <text:soft-page-break/>
        <table:table-row>
          <table:table-cell table:style-name="Tableau10.A2" office:value-type="string">
            <text:p text:style-name="P5">Duration</text:p>
          </table:table-cell>
          <table:table-cell table:style-name="Tableau10.A2" office:value-type="string">
            <text:p text:style-name="P5">duration</text:p>
          </table:table-cell>
          <table:table-cell table:style-name="Tableau10.C2" office:value-type="string">
            <text:p text:style-name="P5">Validity delay of the order.</text:p>
          </table:table-cell>
        </table:table-row>
      </table:table>
      <text:p text:style-name="Text_20_body"/>
      <text:p text:style-name="Text_20_body">The response has the type yressubmit with the field 'id' and 'diag'. Returns diag=0 and an int in the id field. This id is the primary key given by the market to this order that will be referred later in other orders or movements. On error, diag contains the code of the error, and id is 0. </text:p>
      <text:p text:style-name="Text_20_body">oid is set NULL when this barter is a parent order. It is set to the id of a parent order to express the fact the present barter request an other value for the value proposed by the parent order. The fields qua_prov must be the same as parent. The field qtt_prov is ignored. This order is then a new requirement on the value provided by this previous order.</text:p>
      <text:p text:style-name="Text_20_body">Possible error codes returned by diag are:</text:p>
      <table:table table:name="Tableau2" table:style-name="Tableau2">
        <table:table-column table:style-name="Tableau2.A"/>
        <table:table-column table:style-name="Tableau2.B"/>
        <table:table-row>
          <table:table-cell table:style-name="Tableau2.A1" office:value-type="string">
            <text:p text:style-name="P12">diag</text:p>
          </table:table-cell>
          <table:table-cell table:style-name="Tableau2.B1" office:value-type="string">
            <text:p text:style-name="P12">meaning</text:p>
          </table:table-cell>
        </table:table-row>
        <table:table-row>
          <table:table-cell table:style-name="Tableau2.A2" office:value-type="string">
            <text:p text:style-name="Table_20_Contents">0</text:p>
          </table:table-cell>
          <table:table-cell table:style-name="Tableau2.B2" office:value-type="string">
            <text:p text:style-name="Table_20_Contents">no error. The field id is the number given by the market to the order,</text:p>
          </table:table-cell>
        </table:table-row>
        <table:table-row>
          <table:table-cell table:style-name="Tableau2.A2" office:value-type="string">
            <text:p text:style-name="Table_20_Contents">-1</text:p>
          </table:table-cell>
          <table:table-cell table:style-name="Tableau2.B2" office:value-type="string">
            <text:p text:style-name="Table_20_Contents">qua_prov and qua_requ must be different</text:p>
          </table:table-cell>
        </table:table-row>
        <table:table-row>
          <table:table-cell table:style-name="Tableau2.A2" office:value-type="string">
            <text:p text:style-name="Table_20_Contents">-2</text:p>
          </table:table-cell>
          <table:table-cell table:style-name="Tableau2.B2" office:value-type="string">
            <text:p text:style-name="Table_20_Contents">qtt_prov&lt;=0 or qtt_requ&lt;=0</text:p>
          </table:table-cell>
        </table:table-row>
        <table:table-row>
          <table:table-cell table:style-name="Tableau2.A2" office:value-type="string">
            <text:p text:style-name="Table_20_Contents">-3</text:p>
          </table:table-cell>
          <table:table-cell table:style-name="Tableau2.B2" office:value-type="string">
            <text:p text:style-name="Table_20_Contents">Incorrect order type</text:p>
          </table:table-cell>
        </table:table-row>
        <table:table-row>
          <table:table-cell table:style-name="Tableau2.A2" office:value-type="string">
            <text:p text:style-name="Table_20_Contents">-4</text:p>
          </table:table-cell>
          <table:table-cell table:style-name="Tableau2.B2" office:value-type="string">
            <text:p text:style-name="Table_20_Contents">When oid is not NULL, qua_prov and qtt_prov must be NULL</text:p>
          </table:table-cell>
        </table:table-row>
      </table:table>
      <text:p text:style-name="Standard"/>
      <text:h text:style-name="Heading_20_3" text:outline-level="3">quote</text:h>
      <text:p text:style-name="Text_20_body">A quote is submitted with the following syntaxes:</text:p>
      <text:p text:style-name="code-imformatique">=&gt; SELECT * FROM fsubmitquote(type,own,qua_requ,qua_prov); <text:s/></text:p>
      <text:p text:style-name="P5">or:</text:p>
      <text:p text:style-name="P26">=&gt; SELECT * FROM fsubmitquote(type,own,qua_requ,qtt_requ,qua_prov,qtt_prov); <text:s/></text:p>
      <text:p text:style-name="P5">or:</text:p>
      <text:p text:style-name="P26">=&gt; SELECT * FROM fsubmitquote(type,own,qua_requ,qtt_requ,qua_prov,qtt_prov,qtt); <text:s/></text:p>
      <text:p text:style-name="P5"/>
      <text:p text:style-name="P5">These forms give approximations of the result, <text:s/>with a precision growing <text:s/>as the number of parameters submitted. The last form gives exactly the result that would be obtained at that time with a barter order with the same parameters. </text:p>
      <text:p text:style-name="Standard"><text:span text:style-name="T2">The parameters are the same as a barter order.</text:span></text:p>
      <text:p text:style-name="Text_20_body">The response has the type yressubmit with the field 'id' and 'diag'. Returns diag=0 and an int in the id field. This id is the primary key given by the market to this order that will be referred later in other orders or movements. On error, diag contains the code of the error, and id is 0. </text:p>
      <text:p text:style-name="Text_20_body"><text:soft-page-break/>A quote does not insert anything into the order book, but records a dummy movement into the movement table with the informations required.</text:p>
      <text:p text:style-name="Text_20_body">Possible error codes returned by diag are:</text:p>
      <table:table table:name="Tableau4" table:style-name="Tableau4">
        <table:table-column table:style-name="Tableau4.A"/>
        <table:table-column table:style-name="Tableau4.B"/>
        <table:table-row>
          <table:table-cell table:style-name="Tableau4.A1" office:value-type="string">
            <text:p text:style-name="P12">diag</text:p>
          </table:table-cell>
          <table:table-cell table:style-name="Tableau4.B1" office:value-type="string">
            <text:p text:style-name="P12">meaning</text:p>
          </table:table-cell>
        </table:table-row>
        <table:table-row>
          <table:table-cell table:style-name="Tableau4.A2" office:value-type="string">
            <text:p text:style-name="Table_20_Contents">0</text:p>
          </table:table-cell>
          <table:table-cell table:style-name="Tableau4.B2" office:value-type="string">
            <text:p text:style-name="Table_20_Contents">no error. The field id is the number given by the market to the order,</text:p>
          </table:table-cell>
        </table:table-row>
        <table:table-row>
          <table:table-cell table:style-name="Tableau4.A2" office:value-type="string">
            <text:p text:style-name="Table_20_Contents">-1</text:p>
          </table:table-cell>
          <table:table-cell table:style-name="Tableau4.B2" office:value-type="string">
            <text:p text:style-name="Table_20_Contents">qua_prov and qua_requ must be different</text:p>
          </table:table-cell>
        </table:table-row>
        <table:table-row>
          <table:table-cell table:style-name="Tableau4.A2" office:value-type="string">
            <text:p text:style-name="Table_20_Contents">-3</text:p>
          </table:table-cell>
          <table:table-cell table:style-name="Tableau4.B2" office:value-type="string">
            <text:p text:style-name="Table_20_Contents">Incorrect order type</text:p>
          </table:table-cell>
        </table:table-row>
      </table:table>
      <text:p text:style-name="P3"/>
      <text:p text:style-name="Text_20_body">A quote submission produces a movement where the <text:span text:style-name="T3">json</text:span> field describes the best cycles of the market require-ring and providing the qualities specified. This json string have the following fields:</text:p>
      <table:table table:name="Tableau5" table:style-name="Tableau5">
        <table:table-column table:style-name="Tableau5.A"/>
        <table:table-column table:style-name="Tableau5.B"/>
        <table:table-column table:style-name="Tableau5.C"/>
        <table:table-row>
          <table:table-cell table:style-name="Tableau5.A1" office:value-type="string">
            <text:p text:style-name="P5">qtt_requ,qtt_prov,qtt</text:p>
          </table:table-cell>
          <table:table-cell table:style-name="Tableau5.A1" office:value-type="string">
            <text:p text:style-name="P5">Int,int,int</text:p>
          </table:table-cell>
          <table:table-cell table:style-name="Tableau5.C1" office:value-type="string">
            <text:p text:style-name="P5">The parameters of an order that produce the following result</text:p>
          </table:table-cell>
        </table:table-row>
        <table:table-row>
          <table:table-cell table:style-name="Tableau5.A2" office:value-type="string">
            <text:p text:style-name="P5">qtt_reci</text:p>
          </table:table-cell>
          <table:table-cell table:style-name="Tableau5.A2" office:value-type="string">
            <text:p text:style-name="P5">int</text:p>
          </table:table-cell>
          <table:table-cell table:style-name="Tableau5.C2" office:value-type="string">
            <text:p text:style-name="P5">Quantity received, sum of quantities produced by the cycles</text:p>
          </table:table-cell>
        </table:table-row>
        <table:table-row>
          <table:table-cell table:style-name="Tableau5.A2" office:value-type="string">
            <text:p text:style-name="P5">qtt_give</text:p>
          </table:table-cell>
          <table:table-cell table:style-name="Tableau5.A2" office:value-type="string">
            <text:p text:style-name="P5">int</text:p>
          </table:table-cell>
          <table:table-cell table:style-name="Tableau5.C2" office:value-type="string">
            <text:p text:style-name="P5">the quality given, sum of quantities required by the cycles</text:p>
          </table:table-cell>
        </table:table-row>
        <table:table-row>
          <table:table-cell table:style-name="Tableau5.A2" office:value-type="string">
            <text:p text:style-name="P5">path</text:p>
          </table:table-cell>
          <table:table-cell table:style-name="Tableau5.A2" office:value-type="string">
            <text:p text:style-name="P5">text</text:p>
          </table:table-cell>
          <table:table-cell table:style-name="Tableau5.C2" office:value-type="string">
            <text:p text:style-name="P5">The details of cycles produced</text:p>
          </table:table-cell>
        </table:table-row>
      </table:table>
      <text:p text:style-name="Text_20_body"/>
      <text:h text:style-name="Heading_20_2" text:outline-level="2">Batch</text:h>
      <text:p text:style-name="Text_20_body">The function that can be called to consume the input stack is the following:</text:p>
      <text:p text:style-name="code-imformatique">=&gt; SELECT * FROM fproducemvt(); <text:s/></text:p>
      <text:p text:style-name="Text_20_body">This function <text:s/>unstack a single order.</text:p>
      <text:p text:style-name="code-imformatique">=&gt; SELECT * FROM femtystack(); <text:s/></text:p>
      <text:p text:style-name="Text_20_body">This function <text:s/>unstack all order of <text:span text:style-name="T3">tstack</text:span> in a single transaction. </text:p>
      <text:h text:style-name="Heading_20_2" text:outline-level="2">Read the order book</text:h>
      <text:p text:style-name="Text_20_body">The order book can be red with the following select:</text:p>
      <text:p text:style-name="code-imformatique">=&gt; SELECT * FROM vorder o WHERE o.qua_prov <text:span text:style-name="T9">='gold'</text:span> DESC LIMIT 10 </text:p>
      <text:p text:style-name="Text_20_body">The parameters in bold give the quality provided.</text:p>
      <text:p text:style-name="Text_20_body">The columns returns are the following:</text:p>
      <text:p text:style-name="Text_20_body"/>
      <table:table table:name="Tableau1" table:style-name="Tableau1">
        <table:table-column table:style-name="Tableau1.A"/>
        <table:table-column table:style-name="Tableau1.B"/>
        <table:table-column table:style-name="Tableau1.C"/>
        <table:table-row>
          <table:table-cell table:style-name="Tableau1.A1" office:value-type="string">
            <text:p text:style-name="P3">id</text:p>
          </table:table-cell>
          <table:table-cell table:style-name="Tableau1.A1" office:value-type="string">
            <text:p text:style-name="Standard">int</text:p>
          </table:table-cell>
          <table:table-cell table:style-name="Tableau1.C1" office:value-type="string">
            <text:p text:style-name="Standard">Serial number of the order</text:p>
          </table:table-cell>
        </table:table-row>
        <table:table-row>
          <table:table-cell table:style-name="Tableau1.A2" office:value-type="string">
            <text:p text:style-name="P3">own</text:p>
          </table:table-cell>
          <table:table-cell table:style-name="Tableau1.A2" office:value-type="string">
            <text:p text:style-name="P3">text</text:p>
          </table:table-cell>
          <table:table-cell table:style-name="Tableau1.C2" office:value-type="string">
            <text:p text:style-name="P3">Author of the order<text:soft-page-break/></text:p>
          </table:table-cell>
        </table:table-row>
        <table:table-row>
          <table:table-cell table:style-name="Tableau1.A2" office:value-type="string">
            <text:p text:style-name="P3">oid</text:p>
          </table:table-cell>
          <table:table-cell table:style-name="Tableau1.A2" office:value-type="string">
            <text:p text:style-name="P3">int</text:p>
          </table:table-cell>
          <table:table-cell table:style-name="Tableau1.C2" office:value-type="string">
            <text:p text:style-name="P3">Referenced order</text:p>
          </table:table-cell>
        </table:table-row>
        <table:table-row>
          <table:table-cell table:style-name="Tableau1.A2" office:value-type="string">
            <text:p text:style-name="P3">qtt_requ</text:p>
          </table:table-cell>
          <table:table-cell table:style-name="Tableau1.A2" office:value-type="string">
            <text:p text:style-name="P3">int8</text:p>
          </table:table-cell>
          <table:table-cell table:style-name="Tableau1.C2" office:value-type="string">
            <text:p text:style-name="P3">Quantity required</text:p>
          </table:table-cell>
        </table:table-row>
        <table:table-row>
          <table:table-cell table:style-name="Tableau1.A2" office:value-type="string">
            <text:p text:style-name="P3">qua_requ</text:p>
          </table:table-cell>
          <table:table-cell table:style-name="Tableau1.A2" office:value-type="string">
            <text:p text:style-name="P3">text</text:p>
          </table:table-cell>
          <table:table-cell table:style-name="Tableau1.C2" office:value-type="string">
            <text:p text:style-name="P3">Quality required</text:p>
          </table:table-cell>
        </table:table-row>
        <table:table-row>
          <table:table-cell table:style-name="Tableau1.A2" office:value-type="string">
            <text:p text:style-name="P3">qtt_prov</text:p>
          </table:table-cell>
          <table:table-cell table:style-name="Tableau1.A2" office:value-type="string">
            <text:p text:style-name="P3">int8</text:p>
          </table:table-cell>
          <table:table-cell table:style-name="Tableau1.C2" office:value-type="string">
            <text:p text:style-name="P3">Quantity provided</text:p>
          </table:table-cell>
        </table:table-row>
        <table:table-row>
          <table:table-cell table:style-name="Tableau1.A2" office:value-type="string">
            <text:p text:style-name="P3">qua_prov</text:p>
          </table:table-cell>
          <table:table-cell table:style-name="Tableau1.A2" office:value-type="string">
            <text:p text:style-name="P3">text</text:p>
          </table:table-cell>
          <table:table-cell table:style-name="Tableau1.C2" office:value-type="string">
            <text:p text:style-name="P3">Quality provided</text:p>
          </table:table-cell>
        </table:table-row>
        <table:table-row>
          <table:table-cell table:style-name="Tableau1.A2" office:value-type="string">
            <text:p text:style-name="P3">qtt</text:p>
          </table:table-cell>
          <table:table-cell table:style-name="Tableau1.A2" office:value-type="string">
            <text:p text:style-name="P3">int8</text:p>
          </table:table-cell>
          <table:table-cell table:style-name="Tableau1.C2" office:value-type="string">
            <text:p text:style-name="P3">Quantity provided remaining for barter</text:p>
          </table:table-cell>
        </table:table-row>
        <table:table-row>
          <table:table-cell table:style-name="Tableau1.A2" office:value-type="string">
            <text:p text:style-name="P3">created</text:p>
          </table:table-cell>
          <table:table-cell table:style-name="Tableau1.A2" office:value-type="string">
            <text:p text:style-name="P3">datetime</text:p>
          </table:table-cell>
          <table:table-cell table:style-name="Tableau1.C2" office:value-type="string">
            <text:p text:style-name="P3">When the order was submitted</text:p>
          </table:table-cell>
        </table:table-row>
      </table:table>
      <text:p text:style-name="Text_20_body">Qtt is the quantity available for exchange while qtt_prov and qtt_requ defined the <text:span text:style-name="T1">ω of</text:span> the order. Qtt is reduced each time a movement is created from this order.</text:p>
      <text:p text:style-name="Text_20_body">When oid is not NULL, the fields qtt,qtt_prov are those of the order referenced by oid.</text:p>
      <text:h text:style-name="Heading_20_2" text:outline-level="2">Output</text:h>
      <text:p text:style-name="Text_20_body">The table of movements can be read with a SELECT statement.</text:p>
      <text:p text:style-name="Text_20_body">This table contains results of barter. Each row is a statement where an owner (own_src) provides a value (nat,qtt) to an other (own_dst).</text:p>
      <text:p text:style-name="Text_20_body">An exchange cycle produced by a barter is described by rows with the same (grp) field. </text:p>
      <text:p text:style-name="Text_20_body">A single row is produced with (own_src=own_dst) for a quote (type=5) or when an order was rejected by the batch.</text:p>
      <text:p text:style-name="Text_20_body">A row of the table tmvt has the following fields:</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P3">id</text:p>
          </table:table-cell>
          <table:table-cell table:style-name="Tableau11.A1" office:value-type="string">
            <text:p text:style-name="P3">int</text:p>
          </table:table-cell>
          <table:table-cell table:style-name="Tableau11.C1" office:value-type="string">
            <text:p text:style-name="Standard">Serial number of the movement</text:p>
          </table:table-cell>
        </table:table-row>
        <table:table-row>
          <table:table-cell table:style-name="Tableau11.A2" office:value-type="string">
            <text:p text:style-name="P3">type</text:p>
          </table:table-cell>
          <table:table-cell table:style-name="Tableau11.A2" office:value-type="string">
            <text:p text:style-name="P3">int</text:p>
          </table:table-cell>
          <table:table-cell table:style-name="Tableau11.C2" office:value-type="string">
            <text:p text:style-name="Standard">Order type (1 or 2 for a barter, &gt;3 for a quote)</text:p>
          </table:table-cell>
        </table:table-row>
        <table:table-row>
          <table:table-cell table:style-name="Tableau11.A2" office:value-type="string">
            <text:p text:style-name="P3">json</text:p>
          </table:table-cell>
          <table:table-cell table:style-name="Tableau11.A2" office:value-type="string">
            <text:p text:style-name="P3">text</text:p>
          </table:table-cell>
          <table:table-cell table:style-name="Tableau11.C2" office:value-type="string">
            <text:p text:style-name="Standard">Information provided by quotes</text:p>
          </table:table-cell>
        </table:table-row>
        <table:table-row>
          <table:table-cell table:style-name="Tableau11.A2" office:value-type="string">
            <text:p text:style-name="P3">nbc</text:p>
          </table:table-cell>
          <table:table-cell table:style-name="Tableau11.A2" office:value-type="string">
            <text:p text:style-name="P3">int</text:p>
          </table:table-cell>
          <table:table-cell table:style-name="Tableau11.C2" office:value-type="string">
            <text:p text:style-name="P3">number of movements in the cycle</text:p>
          </table:table-cell>
        </table:table-row>
        <table:table-row>
          <table:table-cell table:style-name="Tableau11.A2" office:value-type="string">
            <text:p text:style-name="P3">nbt</text:p>
          </table:table-cell>
          <table:table-cell table:style-name="Tableau11.A2" office:value-type="string">
            <text:p text:style-name="P3">int</text:p>
          </table:table-cell>
          <table:table-cell table:style-name="Tableau11.C2" office:value-type="string">
            <text:p text:style-name="P3">number of movements in the transactions</text:p>
          </table:table-cell>
        </table:table-row>
        <table:table-row>
          <table:table-cell table:style-name="Tableau11.A2" office:value-type="string">
            <text:p text:style-name="P3">grp</text:p>
          </table:table-cell>
          <table:table-cell table:style-name="Tableau11.A2" office:value-type="string">
            <text:p text:style-name="P3">int</text:p>
          </table:table-cell>
          <table:table-cell table:style-name="Tableau11.C2" office:value-type="string">
            <text:p text:style-name="P3">id of the first movement of the cycle</text:p>
          </table:table-cell>
        </table:table-row>
        <table:table-row>
          <table:table-cell table:style-name="Tableau11.A2" office:value-type="string">
            <text:p text:style-name="P3">xid</text:p>
          </table:table-cell>
          <table:table-cell table:style-name="Tableau11.A2" office:value-type="string">
            <text:p text:style-name="P3">int</text:p>
          </table:table-cell>
          <table:table-cell table:style-name="Tableau11.C2" office:value-type="string">
            <text:p text:style-name="P3">order origin of this movement</text:p>
          </table:table-cell>
        </table:table-row>
        <table:table-row>
          <table:table-cell table:style-name="Tableau11.A2" office:value-type="string">
            <text:p text:style-name="P3">usr</text:p>
          </table:table-cell>
          <table:table-cell table:style-name="Tableau11.A2" office:value-type="string">
            <text:p text:style-name="P3">text</text:p>
          </table:table-cell>
          <table:table-cell table:style-name="Tableau11.C2" office:value-type="string">
            <text:p text:style-name="P3">database user that inserted the order</text:p>
          </table:table-cell>
        </table:table-row>
        <table:table-row>
          <table:table-cell table:style-name="Tableau11.A2" office:value-type="string">
            <text:p text:style-name="P3">xoid</text:p>
          </table:table-cell>
          <table:table-cell table:style-name="Tableau11.A2" office:value-type="string">
            <text:p text:style-name="P3">int</text:p>
          </table:table-cell>
          <table:table-cell table:style-name="Tableau11.C2" office:value-type="string">
            <text:p text:style-name="P3">Parent of the order origin of this movement</text:p>
          </table:table-cell>
        </table:table-row>
        <text:soft-page-break/>
        <table:table-row>
          <table:table-cell table:style-name="Tableau11.A2" office:value-type="string">
            <text:p text:style-name="P3">own_src</text:p>
          </table:table-cell>
          <table:table-cell table:style-name="Tableau11.A2" office:value-type="string">
            <text:p text:style-name="P3">text</text:p>
          </table:table-cell>
          <table:table-cell table:style-name="Tableau11.C2" office:value-type="string">
            <text:p text:style-name="P3">owner providing the value</text:p>
          </table:table-cell>
        </table:table-row>
        <table:table-row>
          <table:table-cell table:style-name="Tableau11.A2" office:value-type="string">
            <text:p text:style-name="P3">own_dst</text:p>
          </table:table-cell>
          <table:table-cell table:style-name="Tableau11.A2" office:value-type="string">
            <text:p text:style-name="P3">text</text:p>
          </table:table-cell>
          <table:table-cell table:style-name="Tableau11.C2" office:value-type="string">
            <text:p text:style-name="P3">owner receiving the value</text:p>
          </table:table-cell>
        </table:table-row>
        <table:table-row>
          <table:table-cell table:style-name="Tableau11.A2" office:value-type="string">
            <text:p text:style-name="P3">qtt</text:p>
          </table:table-cell>
          <table:table-cell table:style-name="Tableau11.A2" office:value-type="string">
            <text:p text:style-name="P3">int8</text:p>
          </table:table-cell>
          <table:table-cell table:style-name="Tableau11.C2" office:value-type="string">
            <text:p text:style-name="P3">quantity moved</text:p>
          </table:table-cell>
        </table:table-row>
        <table:table-row>
          <table:table-cell table:style-name="Tableau11.A2" office:value-type="string">
            <text:p text:style-name="P3">nat</text:p>
          </table:table-cell>
          <table:table-cell table:style-name="Tableau11.A2" office:value-type="string">
            <text:p text:style-name="P3">text</text:p>
          </table:table-cell>
          <table:table-cell table:style-name="Tableau11.C2" office:value-type="string">
            <text:p text:style-name="P3">quality moved</text:p>
          </table:table-cell>
        </table:table-row>
        <table:table-row>
          <table:table-cell table:style-name="Tableau11.A2" office:value-type="string">
            <text:p text:style-name="P3">ack</text:p>
          </table:table-cell>
          <table:table-cell table:style-name="Tableau11.A2" office:value-type="string">
            <text:p text:style-name="P3">boolean</text:p>
          </table:table-cell>
          <table:table-cell table:style-name="Tableau11.C2" office:value-type="string">
            <text:p text:style-name="P3">movement acknowledged (boolean)</text:p>
          </table:table-cell>
        </table:table-row>
        <table:table-row>
          <table:table-cell table:style-name="Tableau11.A2" office:value-type="string">
            <text:p text:style-name="P3">exhausted</text:p>
          </table:table-cell>
          <table:table-cell table:style-name="Tableau11.A2" office:value-type="string">
            <text:p text:style-name="P3">boolean</text:p>
          </table:table-cell>
          <table:table-cell table:style-name="Tableau11.C2" office:value-type="string">
            <text:p text:style-name="P3">quantity of the order exhausted (boolean)</text:p>
          </table:table-cell>
        </table:table-row>
        <table:table-row>
          <table:table-cell table:style-name="Tableau11.A2" office:value-type="string">
            <text:p text:style-name="P3">refused</text:p>
          </table:table-cell>
          <table:table-cell table:style-name="Tableau11.A2" office:value-type="string">
            <text:p text:style-name="P3">int</text:p>
          </table:table-cell>
          <table:table-cell table:style-name="Tableau11.C2" office:value-type="string">
            <text:p text:style-name="P3">Error code when order is refused:</text:p>
            <text:p text:style-name="P3">0 <text:s text:c="2"/>no error</text:p>
            <text:p text:style-name="P3">-1 <text:s/>the parent order was not found in the order book</text:p>
            <text:p text:style-name="P3">-2 <text:s/>owner of order and parent are different</text:p>
            <text:p text:style-name="P3">-3 <text:s/>the parent have a parent order</text:p>
            <text:p text:style-name="P3">When refused !=0 , then then nbc = 1 and nbt = 1 </text:p>
          </table:table-cell>
        </table:table-row>
        <table:table-row>
          <table:table-cell table:style-name="Tableau11.A2" office:value-type="string">
            <text:p text:style-name="P3">order_created</text:p>
          </table:table-cell>
          <table:table-cell table:style-name="Tableau11.A2" office:value-type="string">
            <text:p text:style-name="P3">datetime</text:p>
          </table:table-cell>
          <table:table-cell table:style-name="Tableau11.C2" office:value-type="string">
            <text:p text:style-name="P3">date submission of the parent order if there is one or of the order otherwise. <text:s/></text:p>
          </table:table-cell>
        </table:table-row>
        <table:table-row>
          <table:table-cell table:style-name="Tableau11.A2" office:value-type="string">
            <text:p text:style-name="P3">created</text:p>
          </table:table-cell>
          <table:table-cell table:style-name="Tableau11.A2" office:value-type="string">
            <text:p text:style-name="P3">datetime</text:p>
          </table:table-cell>
          <table:table-cell table:style-name="Tableau11.C2" office:value-type="string">
            <text:p text:style-name="P3">Date of the transaction.</text:p>
          </table:table-cell>
        </table:table-row>
      </table:table>
      <text:p text:style-name="Text_20_body"/>
      <text:p text:style-name="P3">The oldest movement can be accepted with the command:</text:p>
      <text:p text:style-name="code-imformatique">=&gt; SELECT * FROM fackmvt(); <text:s/></text:p>
      <text:p text:style-name="P3">A movement is accepted by the database user that submitted the corresponding order. <text:s text:c="2"/>All movements with the same (grp) field are removed when they are all accepted.</text:p>
      <text:p text:style-name="P3">For a quote, the field (json) contains a representation of the best path of the market as a json string:</text:p>
      <text:p text:style-name="code-imformatique">{“qtt_prov”:35,”qtt_requ”:28,”qtt”:28,”paths”:[...]} <text:s/></text:p>
      <text:p text:style-name="P3">This means that the best barter limit of the market is with these quantities <text:span text:style-name="T3">qtt_prov</text:span> and <text:span text:style-name="T3">qtt_requ</text:span>. </text:p>
      <text:h text:style-name="Heading_20_2" text:outline-level="2">Roles</text:h>
      <text:p text:style-name="P3">The users must inherit from the role role_client to submit an order, acknowledge a movement or read tables. A super user can disabled/enabled access of users with the command:</text:p>
      <text:p text:style-name="code-imformatique">=&gt; REVOQUE ROLE role_co FROM role_client; <text:s/></text:p>
      <text:p text:style-name="code-imformatique">=&gt; GRANT ROLE role_co TO role_client;</text:p>
      <text:p text:style-name="P3">A single user role_batch is allowed to execute batch functions. A super user can disabled/enabled access of users with the command:</text:p>
      <text:p text:style-name="code-imformatique">=&gt; REVOQUE ROLE role_bo FROM role_batch; <text:s/></text:p>
      <text:p text:style-name="code-imformatique">=&gt; GRANT ROLE role_bo TO role_batch;</text:p>
      <text:p text:style-name="P3"/>
      <text:h text:style-name="P29" text:outline-level="1"><text:soft-page-break/>Parameters</text:h>
      <text:p text:style-name="P3">Parameters of the model are the following:</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3">MAXCYLE</text:p>
          </table:table-cell>
          <table:table-cell table:style-name="Tableau13.A1" office:value-type="string">
            <text:p text:style-name="P3">16</text:p>
          </table:table-cell>
          <table:table-cell table:style-name="Tableau13.C1" office:value-type="string">
            <text:p text:style-name="P3">maximum number of partners of a cycle. This value can be at maximum 64.</text:p>
          </table:table-cell>
        </table:table-row>
        <table:table-row>
          <table:table-cell table:style-name="Tableau13.A2" office:value-type="string">
            <text:p text:style-name="P3">MAXPATHFETCHED</text:p>
          </table:table-cell>
          <table:table-cell table:style-name="Tableau13.A2" office:value-type="string">
            <text:p text:style-name="P3">1024</text:p>
          </table:table-cell>
          <table:table-cell table:style-name="Tableau13.C2" office:value-type="string">
            <text:p text:style-name="P3">maximum number of cycles on witch competition occurs </text:p>
          </table:table-cell>
        </table:table-row>
      </table:table>
      <text:p text:style-name="P3"/>
      <text:p text:style-name="P3">MAXCYCLE and MAXPATHFETCHED determine the depth of the exploration of combination of matching between orders. The default values can be changed by a super user while the model is running. By increasing these values, the liquidity of the market grows, and the computation time to process orders decreases.</text:p>
      <text:h text:style-name="Heading_20_1" text:outline-level="1">Installation</text:h>
      <text:h text:style-name="Heading_20_2" text:outline-level="2">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 gunzip olivierch-openBarter-vx.y.z.tar.gz</text:p>
      <text:p text:style-name="code-imformatique">$ tar xf olivierch-openBarter-vx.y.z.tar </text:p>
      <text:p text:style-name="Text_20_body">the package is compiled with:</text:p>
      <text:p text:style-name="code-imformatique">$ cd openBarter/src</text:p>
      <text:p text:style-name="code-imformatique">$ make <text:s/></text:p>
      <text:p text:style-name="code-imformatique">$ make install </text:p>
      <text:p text:style-name="Standard"/>
      <text:h text:style-name="Heading_20_2" text:outline-level="2">Tests</text:h>
      <text:p text:style-name="Text_20_body">To run tests, cd to openBarter/src and:</text:p>
      <text:p text:style-name="code-imformatique">$ make installcheck</text:p>
      <text:p text:style-name="code-imformatique">…</text:p>
      <text:p text:style-name="code-imformatique">============== running regression test queries <text:s text:c="7"/>============== </text:p>
      <text:p text:style-name="code-imformatique">test testflow_1 <text:s text:c="14"/>... ok </text:p>
      <text:p text:style-name="code-imformatique">...</text:p>
      <text:p text:style-name="code-imformatique">test testflow_n <text:s text:c="14"/>... ok </text:p>
      <text:p text:style-name="code-imformatique">============== shutting down postmaster <text:s text:c="14"/>============== </text:p>
      <text:p text:style-name="code-imformatique"/>
      <text:p text:style-name="code-imformatique">===================== </text:p>
      <text:p text:style-name="code-imformatique"><text:soft-page-break/><text:s/>All n tests passed. </text:p>
      <text:p text:style-name="code-imformatique">===================== </text:p>
      <text:h text:style-name="Heading_20_2" text:outline-level="2">Install the model</text:h>
      <text:p text:style-name="Text_20_body">When the postgreSql server is running, the model can be installed. It is defined by the file openBarter/src/sql/model.sql. You must connect with a superuser role that is never user for market operations. When you are in openBarter/src:</text:p>
      <text:p text:style-name="code-imformatique">$ createdb <text:s/>-Upostgres market</text:p>
      <text:p text:style-name="code-imformatique">$ psql <text:s/>-Upostgres market</text:p>
      <text:p text:style-name="code-imformatique">psql (9.2.0) </text:p>
      <text:p text:style-name="code-imformatique">Type "help" for help. </text:p>
      <text:p text:style-name="code-imformatique"/>
      <text:p text:style-name="code-imformatique">market=# \i sql/model.sql</text:p>
      <text:p text:style-name="code-imformatique">…..</text:p>
      <text:p text:style-name="Text_20_body">The model does not depend of any schema, and creates roles <text:span text:style-name="T3">client</text:span> and <text:span text:style-name="T3">admin</text:span> if <text:s/>they do not <text:s/>exist yet. You quit psql by typing ctr-D.</text:p>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3"><text:tab/>ported on postgres9.1.0</text:p>
      <text:p text:style-name="petit-titre">0.2.0</text:p>
      <text:p text:style-name="P3"><text:tab/>The use of berkeleydb is replaced by WITH .. SELECT of PostgreSQL. A new type “flow” is defined, containing low level calculations. Tests units are functional [Olivier Chaussavoine].</text:p>
      <text:p text:style-name="petit-titre">0.2.1</text:p>
      <text:p text:style-name="P3"><text:tab/>Memory allocation and code cleaned. Tests units are functional [Olivier Chaussavoine].</text:p>
      <text:p text:style-name="petit-titre">0.2.2</text:p>
      <text:p text:style-name="P3"><text:tab/>Core algorithms optimized. Tests units are functional [Olivier Chaussavoine].</text:p>
      <text:p text:style-name="P3"><text:tab/>ob_fget_omegas(np,nr) provides the list of all prices found, even those not requested. [Olivier Chaussavoine]</text:p>
      <text:p text:style-name="petit-titre">0.3.0</text:p>
      <text:p text:style-name="P3"><text:tab/>The constraint of acyclic graph is removed. Complete redesign. <text:s/>[Olivier Chaussavoine].</text:p>
      <text:p text:style-name="petit-titre">0.4.0</text:p>
      <text:p text:style-name="P3"><text:tab/>quote and prequote added. <text:s/>[Olivier Chaussavoine].</text:p>
      <text:p text:style-name="P3"><text:soft-page-break/><text:tab/>Order rejection mechanism added [Olivier Chaussavoine].</text:p>
      <text:p text:style-name="petit-titre">0.4.1</text:p>
      <text:p text:style-name="P3"><text:tab/>ported on postgreSql 9.2. <text:s/>[Olivier Chaussavoine].</text:p>
      <text:p text:style-name="P3"><text:tab/>Bug fixes [Olivier Chaussavoine].</text:p>
      <text:p text:style-name="petit-titre">0.4.2</text:p>
      <text:p text:style-name="P3"><text:tab/>Bug fixes [Olivier Chaussavoine].</text:p>
      <text:p text:style-name="petit-titre">0.5.0</text:p>
      <text:p text:style-name="P3"><text:tab/>fgeterrs() optimized, it can be run when the market is running,</text:p>
      <text:p text:style-name="P3"><text:tab/>index optimization in fcreate_temp() </text:p>
      <text:p text:style-name="P3"><text:tab/><text:tab/>increasing preformance of fgetprequote(),fgetquote(),fexecquote(),finsertorder() </text:p>
      <text:p text:style-name="P3"><text:tab/><text:tab/>X6 faster </text:p>
      <text:p text:style-name="P3"><text:tab/>MAXCYCLE was 8, it can now be up to 64 [Olivier Chaussavoine].</text:p>
      <text:p text:style-name="petit-titre">0.6.0</text:p>
      <text:p text:style-name="P3"><text:tab/>New model <text:s/>with only 4 tables [Olivier Chaussavoine].</text:p>
      <text:p text:style-name="petit-titre">0.6.1</text:p>
      <text:p text:style-name="P3"><text:tab/>Bug fixes [Olivier Chaussavoine].</text:p>
      <text:p text:style-name="petit-titre">0.7.0</text:p>
      <text:p text:style-name="P3"><text:tab/>barter limit, barter best and quote added [Olivier Chaussavoine].</text:p>
      <text:p text:style-name="P3"><text:tab/>Schema removed. </text:p>
      <text:p text:style-name="P24">0.7.1</text:p>
      <text:p text:style-name="P3"><text:tab/>new forms of quote,</text:p>
      <text:p text:style-name="P3"><text:tab/>validity delay added to barter orders.</text:p>
      <text:p text:style-name="P3"><text:tab/>.</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99cm" fo:text-align="justify" style:justify-single-word="false" style:page-number="auto"/>
      <style:text-properties fo:language="en" fo:country="GB" style:font-size-asian="10.5pt" style:font-weight-asian="normal"/>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imes New Roman1"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style:use-window-font-color="true"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style:use-window-font-color="true"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master-page-name="">
      <style:paragraph-properties fo:margin="100%" fo:margin-left="1.409cm" fo:margin-right="0.101cm" fo:margin-top="0cm" fo:margin-bottom="0cm" fo:text-align="start" style:justify-single-word="false" fo:text-indent="0cm" style:auto-text-indent="false" style:page-number="auto" fo:background-color="#c0c0c0" style:shadow="none">
        <style:background-image/>
      </style:paragraph-properties>
      <style:text-properties style:font-name="Courier 10 Pitch" fo:font-size="10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style:use-window-font-color="true"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101cm" fo:margin-bottom="0cm"/>
      <style:text-properties style:font-name="DejaVu Sans Mono" fo:font-size="10pt" style:font-name-asian="WenQuanYi Micro Hei" style:font-size-asian="10pt" style:font-name-complex="Lohit Hindi2"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2"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style>
    <style:style style:name="MP2" style:family="paragraph" style:parent-style-name="Footer">
      <style:paragraph-properties fo:padding="0.049cm" fo:border-left="none" fo:border-right="none" fo:border-top="0.06pt solid #000000" fo:border-bottom="none" style:shadow="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openBarter</text:p>
      </style:header>
      <style:footer>
        <text:p text:style-name="MP2"><text:tab/><text:tab/>page <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3-03-19T22:02:00</dc:date>
    <dc:creator>olivier chaussavoine</dc:creator>
    <meta:editing-duration>P6DT19H11M44S</meta:editing-duration>
    <meta:editing-cycles>179</meta:editing-cycles>
    <meta:generator>LibreOffice/3.5$Linux_X86_64 LibreOffice_project/350m1$Build-2</meta:generator>
    <meta:document-statistic meta:table-count="7" meta:image-count="0" meta:object-count="5" meta:page-count="18" meta:paragraph-count="578" meta:word-count="4630" meta:character-count="28139" meta:non-whitespace-character-count="23112"/>
  </office:meta>
</office:document-meta>
</file>

<file path=Object 1/content.xml><?xml version="1.0" encoding="utf-8"?>
<math xmlns="http://www.w3.org/1998/Math/MathML">
  <semantics>
    <mrow>
      <mi>ω</mi>
      <mrow>
        <mi>'</mi>
        <mo stretchy="false">=</mo>
        <mrow>
          <mo stretchy="false">ω</mo>
          <mo stretchy="false">∗</mo>
          <msup>
            <mrow>
              <mo stretchy="false">Ω</mo>
            </mrow>
            <mrow>
              <mrow>
                <mrow>
                  <mo stretchy="false">−</mo>
                  <mn>1</mn>
                </mrow>
                <mo stretchy="false">/</mo>
                <mi>n</mi>
              </mrow>
            </mrow>
          </msup>
        </mrow>
      </mrow>
    </mrow>
    <annotation encoding="StarMath 5.0">ω'= %omega * {%OMEGA}^{-1 / n}</annotation>
  </semantics>
</math>
</file>

<file path=Object 2/content.xml><?xml version="1.0" encoding="utf-8"?>
<math xmlns="http://www.w3.org/1998/Math/MathML">
  <semantics>
    <mrow>
      <mrow>
        <mrow>
          <mo stretchy="false">ω</mo>
          <mi>'</mi>
        </mrow>
        <mo stretchy="false">/</mo>
        <mrow>
          <mo stretchy="false">ω</mo>
        </mrow>
      </mrow>
    </mrow>
    <annotation encoding="StarMath 5.0">{%omega'} / {%omega}
</annotation>
  </semantics>
</math>
</file>

<file path=Object 3/content.xml><?xml version="1.0" encoding="utf-8"?>
<math xmlns="http://www.w3.org/1998/Math/MathML">
  <semantics>
    <mrow>
      <msup>
        <mrow>
          <mo stretchy="false">Ω</mo>
        </mrow>
        <mrow>
          <mrow>
            <mrow>
              <mo stretchy="false">−</mo>
              <mn>1</mn>
            </mrow>
            <mo stretchy="false">/</mo>
            <mi>n</mi>
          </mrow>
        </mrow>
      </msup>
    </mrow>
    <annotation encoding="StarMath 5.0">{%OMEGA}^{-1 / n}</annotation>
  </semantics>
</math>
</file>

<file path=Object 4/content.xml><?xml version="1.0" encoding="utf-8"?>
<math xmlns="http://www.w3.org/1998/Math/MathML">
  <semantics>
    <mrow>
      <msup>
        <mrow>
          <mo stretchy="false">Ω</mo>
        </mrow>
        <mrow>
          <mrow>
            <mn>1</mn>
            <mo stretchy="false">/</mo>
            <mi>n</mi>
          </mrow>
        </mrow>
      </msup>
    </mrow>
    <annotation encoding="StarMath 5.0">{%OMEGA}^{1 / n}</annotation>
  </semantics>
</math>
</file>

<file path=Object 5/content.xml><?xml version="1.0" encoding="utf-8"?>
<math xmlns="http://www.w3.org/1998/Math/MathML">
  <semantics>
    <mrow>
      <mrow>
        <mo stretchy="false">Ω</mo>
      </mrow>
    </mrow>
    <annotation encoding="StarMath 5.0">{%OMEGA}</annotation>
  </semantics>
</math>
</file>